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323cm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solid" style:text-underline-width="auto" style:text-underline-color="font-color" officeooo:rsid="0000c7dd" officeooo:paragraph-rsid="0000c7dd" style:font-size-asian="14pt" style:font-size-complex="14pt"/>
    </style:style>
    <style:style style:name="P2" style:family="paragraph" style:parent-style-name="Standard">
      <style:paragraph-properties fo:text-align="start" style:justify-single-word="false">
        <style:tab-stops>
          <style:tab-stop style:position="2.323cm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solid" style:text-underline-width="auto" style:text-underline-color="font-color" officeooo:rsid="0000c7dd" officeooo:paragraph-rsid="0000c7dd" style:font-size-asian="14pt" style:font-size-complex="14pt"/>
    </style:style>
    <style:style style:name="P3" style:family="paragraph" style:parent-style-name="Standard">
      <style:paragraph-properties fo:text-align="start" style:justify-single-word="false">
        <style:tab-stops>
          <style:tab-stop style:position="2.323cm" style:type="right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0c7dd" style:font-size-asian="14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2.323cm" style:type="right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0c7dd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2.323cm" style:type="right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0c7dd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2.323cm" style:type="right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2af9e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2.323cm" style:type="right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8914c" style:font-size-asian="14pt" style:font-size-complex="14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0c7dd" style:font-size-asian="14pt" style:font-size-complex="14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8914c" style:font-size-asian="14pt" style:font-size-complex="14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9d69e" style:font-size-asian="14pt" style:font-size-complex="14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293cm"/>
          <style:tab-stop style:position="2.323cm" style:type="right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0c7dd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2.323cm" style:type="right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69b4f" officeooo:paragraph-rsid="00069b4f" style:font-size-asian="14pt" style:font-size-complex="14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fo:font-size="14pt" fo:font-style="italic" style:text-underline-style="none" officeooo:rsid="0000c7dd" officeooo:paragraph-rsid="0000c7dd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9d69e"/>
    </style:style>
    <style:style style:name="P15" style:family="paragraph" style:parent-style-name="Standard" style:list-style-name="L4">
      <style:paragraph-properties fo:text-align="start" style:justify-single-word="fals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9d69e"/>
    </style:style>
    <style:style style:name="P16" style:family="paragraph" style:parent-style-name="Standard" style:list-style-name="L6">
      <style:paragraph-properties fo:text-align="start" style:justify-single-word="fals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9d69e"/>
    </style:style>
    <style:style style:name="P17" style:family="paragraph" style:parent-style-name="Standard">
      <style:paragraph-properties fo:text-align="start" style:justify-single-word="false">
        <style:tab-stops>
          <style:tab-stop style:position="2.323cm"/>
          <style:tab-stop style:position="2.734cm"/>
          <style:tab-stop style:position="2.969cm"/>
          <style:tab-stop style:position="3.586cm"/>
          <style:tab-stop style:position="4.498cm"/>
        </style:tab-stops>
      </style:paragraph-properties>
      <style:text-properties fo:color="#800000" fo:font-size="14pt" style:text-underline-style="solid" style:text-underline-width="auto" style:text-underline-color="font-color" officeooo:rsid="000886f5" officeooo:paragraph-rsid="000886f5" style:font-size-asian="14pt" style:font-size-complex="14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2.323cm"/>
          <style:tab-stop style:position="2.734cm"/>
          <style:tab-stop style:position="2.969cm"/>
          <style:tab-stop style:position="3.586cm"/>
        </style:tab-stops>
      </style:paragraph-properties>
      <style:text-properties fo:color="#800000" fo:font-size="14pt" style:text-underline-style="solid" style:text-underline-width="auto" style:text-underline-color="font-color" officeooo:rsid="0000c7dd" officeooo:paragraph-rsid="0000c7dd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true">
        <style:tab-stops>
          <style:tab-stop style:position="1.293cm"/>
          <style:tab-stop style:position="1.617cm"/>
          <style:tab-stop style:position="2.323cm"/>
          <style:tab-stop style:position="2.734cm"/>
          <style:tab-stop style:position="2.969cm"/>
          <style:tab-stop style:position="3.586cm"/>
        </style:tab-stops>
      </style:paragraph-properties>
      <style:text-properties fo:font-size="14pt" style:text-underline-style="none" officeooo:rsid="0000c7dd" officeooo:paragraph-rsid="0000c7dd" style:font-size-asian="14pt" style:font-size-complex="14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9d69e"/>
    </style:style>
    <style:style style:name="P21" style:family="paragraph" style:parent-style-name="Standard" style:list-style-name="L9" style:master-page-name="">
      <style:paragraph-properties fo:margin-left="1.3cm" fo:margin-right="0cm" fo:text-align="start" style:justify-single-word="false" fo:text-indent="2.101cm" style:auto-text-indent="false" style:page-number="auto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9d69e"/>
    </style:style>
    <style:style style:name="P22" style:family="paragraph" style:parent-style-name="Standard" style:list-style-name="L9">
      <style:paragraph-properties fo:margin-left="1.3cm" fo:margin-right="0cm" fo:text-align="start" style:justify-single-word="false" fo:text-indent="2.101cm" style:auto-text-indent="false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9d69e"/>
    </style:style>
    <style:style style:name="P23" style:family="paragraph" style:parent-style-name="Standard" style:list-style-name="L10" style:master-page-name="">
      <style:paragraph-properties fo:margin-left="1.3cm" fo:margin-right="0cm" fo:text-align="start" style:justify-single-word="false" fo:text-indent="2.101cm" style:auto-text-indent="false" style:page-number="auto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9d69e"/>
    </style:style>
    <style:style style:name="P24" style:family="paragraph" style:parent-style-name="Standard" style:list-style-name="L10" style:master-page-name="">
      <style:paragraph-properties fo:margin-left="1.3cm" fo:margin-right="0cm" fo:text-align="start" style:justify-single-word="false" fo:text-indent="2.101cm" style:auto-text-indent="false" style:page-number="auto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8914c"/>
    </style:style>
    <style:style style:name="P25" style:family="paragraph" style:parent-style-name="Standard" style:list-style-name="L10" style:master-page-name="">
      <style:paragraph-properties fo:margin-left="1.3cm" fo:margin-right="0cm" fo:text-align="start" style:justify-single-word="false" fo:text-indent="2.101cm" style:auto-text-indent="false" style:page-number="auto">
        <style:tab-stops>
          <style:tab-stop style:position="1.29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8914c"/>
    </style:style>
    <style:style style:name="P26" style:family="paragraph" style:parent-style-name="Standard" style:list-style-name="L8" style:master-page-name="">
      <style:paragraph-properties fo:margin-left="3.399cm" fo:margin-right="0cm" fo:text-align="start" style:justify-single-word="false" fo:text-indent="0cm" style:auto-text-indent="false" style:page-number="auto">
        <style:tab-stops>
          <style:tab-stop style:position="0.03cm"/>
          <style:tab-stop style:position="1.293cm"/>
          <style:tab-stop style:position="2.043cm"/>
          <style:tab-stop style:position="2.734cm"/>
          <style:tab-stop style:position="2.969cm"/>
          <style:tab-stop style:position="3.586cm"/>
        </style:tab-stops>
      </style:paragraph-properties>
      <style:text-properties officeooo:paragraph-rsid="0009d6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6f5" style:font-weight-asian="bold" style:font-weight-complex="bold"/>
    </style:style>
    <style:style style:name="T3" style:family="text">
      <style:text-properties fo:font-weight="bold" officeooo:rsid="0008914c" style:font-weight-asian="bold" style:font-weight-complex="bold"/>
    </style:style>
    <style:style style:name="T4" style:family="text">
      <style:text-properties fo:font-weight="bold" officeooo:rsid="0009d69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af9e" style:font-weight-asian="normal" style:font-weight-complex="normal"/>
    </style:style>
    <style:style style:name="T7" style:family="text">
      <style:text-properties fo:font-weight="normal" officeooo:rsid="0008914c" style:font-weight-asian="normal" style:font-weight-complex="normal"/>
    </style:style>
    <style:style style:name="T8" style:family="text">
      <style:text-properties officeooo:rsid="00069b4f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position="0% 100%" style:text-underline-style="none" fo:font-weight="bold" style:font-weight-asian="bold" style:font-weight-complex="bold"/>
    </style:style>
    <style:style style:name="T13" style:family="text">
      <style:text-properties style:text-position="0% 100%" style:text-underline-style="none" fo:font-weight="normal" style:font-weight-asian="normal" style:font-weight-complex="normal"/>
    </style:style>
    <style:style style:name="T14" style:family="text">
      <style:text-properties fo:font-size="14pt" style:text-underline-style="none" fo:font-weight="bold" officeooo:rsid="000886f5" style:font-size-asian="14pt" style:font-weight-asian="bold" style:font-size-complex="14pt" style:font-weight-complex="bold"/>
    </style:style>
    <style:style style:name="T15" style:family="text">
      <style:text-properties fo:font-size="14pt" style:text-underline-style="none" fo:font-weight="bold" officeooo:rsid="0009d69e" style:font-size-asian="14pt" style:font-weight-asian="bold" style:font-size-complex="14pt" style:font-weight-complex="bold"/>
    </style:style>
    <style:style style:name="T16" style:family="text">
      <style:text-properties fo:font-size="14pt" style:text-underline-style="none" fo:font-weight="normal" officeooo:rsid="0008914c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069b4f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09d69e" style:font-size-asian="14pt" style:font-weight-asian="normal" style:font-size-complex="14pt" style:font-weight-complex="normal"/>
    </style:style>
    <style:style style:name="T19" style:family="text">
      <style:text-properties fo:font-size="14pt" fo:font-style="italic" style:text-underline-style="solid" style:text-underline-width="auto" style:text-underline-color="font-color" fo:font-weight="normal" officeooo:rsid="00069b4f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style:text-underline-style="solid" style:text-underline-width="auto" style:text-underline-color="font-color" fo:font-weight="normal" officeooo:rsid="0009d69e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style:text-underline-style="none" fo:font-weight="normal" officeooo:rsid="0008914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style:text-underline-style="none" fo:font-weight="normal" officeooo:rsid="0009d69e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normal" style:text-underline-style="none" fo:font-weight="normal" officeooo:rsid="0009d69e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tyle="italic" officeooo:rsid="00069b4f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069b4f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0069b4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normal" officeooo:rsid="0009d69e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069b4f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08914c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9d69e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4cm" fo:text-indent="-0.635cm" fo:margin-left="7.8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49cm" fo:text-indent="-0.635cm" fo:margin-left="8.4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4cm" fo:text-indent="-0.635cm" fo:margin-left="9.0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19cm" fo:text-indent="-0.635cm" fo:margin-left="9.7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856cm" fo:text-indent="-0.635cm" fo:margin-left="4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491cm" fo:text-indent="-0.635cm" fo:margin-left="5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126cm" fo:text-indent="-0.635cm" fo:margin-left="6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761cm" fo:text-indent="-0.635cm" fo:margin-left="6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396cm" fo:text-indent="-0.635cm" fo:margin-left="7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031cm" fo:text-indent="-0.635cm" fo:margin-left="8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666cm" fo:text-indent="-0.635cm" fo:margin-left="8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301cm" fo:text-indent="-0.635cm" fo:margin-left="9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936cm" fo:text-indent="-0.635cm" fo:margin-left="9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571cm" fo:text-indent="-0.635cm" fo:margin-left="10.57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856cm" fo:text-indent="-0.635cm" fo:margin-left="4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491cm" fo:text-indent="-0.635cm" fo:margin-left="5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126cm" fo:text-indent="-0.635cm" fo:margin-left="6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761cm" fo:text-indent="-0.635cm" fo:margin-left="6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396cm" fo:text-indent="-0.635cm" fo:margin-left="7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031cm" fo:text-indent="-0.635cm" fo:margin-left="8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666cm" fo:text-indent="-0.635cm" fo:margin-left="8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301cm" fo:text-indent="-0.635cm" fo:margin-left="9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936cm" fo:text-indent="-0.635cm" fo:margin-left="9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571cm" fo:text-indent="-0.635cm" fo:margin-left="10.57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4cm" fo:text-indent="-0.635cm" fo:margin-left="7.8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49cm" fo:text-indent="-0.635cm" fo:margin-left="8.4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4cm" fo:text-indent="-0.635cm" fo:margin-left="9.0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19cm" fo:text-indent="-0.635cm" fo:margin-left="9.7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856cm" fo:text-indent="-0.635cm" fo:margin-left="4.8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491cm" fo:text-indent="-0.635cm" fo:margin-left="5.4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126cm" fo:text-indent="-0.635cm" fo:margin-left="6.1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761cm" fo:text-indent="-0.635cm" fo:margin-left="6.7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396cm" fo:text-indent="-0.635cm" fo:margin-left="7.3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031cm" fo:text-indent="-0.635cm" fo:margin-left="8.0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666cm" fo:text-indent="-0.635cm" fo:margin-left="8.6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301cm" fo:text-indent="-0.635cm" fo:margin-left="9.3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936cm" fo:text-indent="-0.635cm" fo:margin-left="9.9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571cm" fo:text-indent="-0.635cm" fo:margin-left="10.5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4cm" fo:text-indent="-0.635cm" fo:margin-left="7.8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49cm" fo:text-indent="-0.635cm" fo:margin-left="8.4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4cm" fo:text-indent="-0.635cm" fo:margin-left="9.0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19cm" fo:text-indent="-0.635cm" fo:margin-left="9.71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scénarios</text:p>
      <text:p text:style-name="P1"/>
      <text:p text:style-name="P17">Remarque important <text:span text:style-name="T9">: Trois acteurs, </text:span><text:span text:style-name="T10">Volontaire</text:span><text:span text:style-name="T11">, </text:span><text:span text:style-name="T12">Bénévole</text:span><text:span text:style-name="T13"> et </text:span><text:span text:style-name="T10">Responsable</text:span><text:span text:style-name="T11">.</text:span></text:p>
      <text:p text:style-name="P17"><text:span text:style-name="T11"><text:tab/><text:tab/><text:tab/><text:tab/><text:tab/>Un </text:span><text:span text:style-name="T10">Volontaire</text:span><text:span text:style-name="T11"> est quelqu'un qui a fait une candidature.</text:span></text:p>
      <text:p text:style-name="P17"><text:span text:style-name="T11"><text:tab/><text:tab/><text:tab/><text:tab/><text:tab/>Si le </text:span><text:span text:style-name="T10">Responsable </text:span><text:span text:style-name="T5">accepte</text:span><text:span text:style-name="T11"> la candidature d'un </text:span><text:span text:style-name="T10">Volonaire</text:span><text:span text:style-name="T11">, il <text:tab/><text:tab/><text:tab/><text:tab/><text:tab/>devient alors un </text:span><text:span text:style-name="T10">Bénévole.</text:span></text:p>
      <text:p text:style-name="P18"/>
      <text:p text:style-name="P2"/>
      <text:p text:style-name="P19"><text:span text:style-name="T1"><text:tab/></text:span><text:span text:style-name="T2">Volontaire</text:span></text:p>
      <text:p text:style-name="P3"/>
      <text:list xml:id="list5742028517106870698" text:style-name="L1">
        <text:list-item>
          <text:p text:style-name="P7">Un<text:span text:style-name="T8"> volontaire</text:span> <text:span text:style-name="T8">émet une candidature pour être bénévole à un événement.</text:span></text:p>
          <text:p text:style-name="P7"><text:span text:style-name="T25">Remarque</text:span><text:span text:style-name="T8"> :</text:span><text:span text:style-name="T24">Il doit obligatoirement préciser ses disponibilités et éventuellement donner des contraintes d'affinité ou de préférence de poste)</text:span></text:p>
          <text:list>
            <text:list-item>
              <text:list>
                <text:list-item>
                  <text:p text:style-name="P12"><text:span text:style-name="T3">S-V1a </text:span>Avec contraintes (disponibilités + préférence poste et/ou affinités)</text:p>
                </text:list-item>
                <text:list-item>
                  <text:p text:style-name="P12"><text:span text:style-name="T3">S-V1b </text:span>Sans contraintes (disponibilités)</text:p>
                </text:list-item>
              </text:list>
            </text:list-item>
          </text:list>
        </text:list-item>
      </text:list>
      <text:p text:style-name="P11"><text:tab/><text:span text:style-name="T2">Bénévole</text:span></text:p>
      <text:list xml:id="list130021205310126" text:continue-numbering="true" text:style-name="L1">
        <text:list-header>
          <text:p text:style-name="P5"><text:span text:style-name="T6"/></text:p>
        </text:list-header>
        <text:list-item>
          <text:p text:style-name="P6"><text:span text:style-name="T5"><text:tab/></text:span><text:span text:style-name="T3">S-B1 </text:span><text:span text:style-name="T5">Un bénévole accepte </text:span><text:span text:style-name="T6">la proposition d'affectation faite par le responsable</text:span></text:p>
          <text:p text:style-name="P6"><text:span text:style-name="T6"/></text:p>
        </text:list-item>
        <text:list-item>
          <text:p text:style-name="P7"><text:span text:style-name="T3">S-B2 </text:span><text:span text:style-name="T5"><text:tab/>Un bénévole </text:span><text:span text:style-name="T6">refuse la proposition d'affectation faite par le responsable.</text:span></text:p>
          <text:p text:style-name="P7"><text:span text:style-name="T26">Remarque </text:span><text:span text:style-name="T28">: </text:span><text:span text:style-name="T29">Il doit alors préciser la ou les raisons pour lesquelles ils refuse)</text:span></text:p>
        </text:list-item>
      </text:list>
      <text:p text:style-name="P3"/>
      <text:p text:style-name="P9"><text:span text:style-name="T6"><text:tab/></text:span></text:p>
      <text:p text:style-name="P20"><text:span text:style-name="T14">Responsable</text:span></text:p>
      <text:p text:style-name="P14"/>
      <text:p text:style-name="P14"/>
      <text:list xml:id="list2275186436612731344" text:style-name="L4">
        <text:list-item>
          <text:p text:style-name="P15"><text:span text:style-name="T15">S-R1 </text:span><text:span text:style-name="T16">Un responsable ajoute un événement.</text:span></text:p>
        </text:list-item>
      </text:list>
      <text:p text:style-name="P14"><text:span text:style-name="T16"><text:tab/><text:tab/><text:tab/><text:tab/></text:span><text:span text:style-name="T19">Remarque </text:span><text:span text:style-name="T17">: </text:span><text:span text:style-name="T21">Il doit préciser les informations concernant cet <text:tab/><text:tab/><text:tab/><text:tab/><text:tab/>événement).</text:span></text:p>
      <text:p text:style-name="P14"/>
      <text:list xml:id="list4274855700663400255" text:style-name="L6">
        <text:list-item>
          <text:p text:style-name="P16"><text:span text:style-name="T15">S-R2 </text:span><text:span text:style-name="T16">Un responsable supprime un événement.</text:span></text:p>
        </text:list-item>
      </text:list>
      <text:p text:style-name="P8"/>
      <text:list xml:id="list130020090660668" text:continue-numbering="true" text:style-name="L6">
        <text:list-item>
          <text:p text:style-name="P16"><text:span text:style-name="T15">S-R3 </text:span><text:span text:style-name="T16">Un responsable ajoute un poste à un événement.</text:span></text:p>
        </text:list-item>
      </text:list>
      <text:p text:style-name="P8"/>
      <text:list xml:id="list130020858878168" text:continue-numbering="true" text:style-name="L6">
        <text:list-item>
          <text:p text:style-name="P16"><text:span text:style-name="T15">S-R4 </text:span><text:span text:style-name="T16">Un responsable supprime un poste à un événement.</text:span></text:p>
        </text:list-item>
      </text:list>
      <text:p text:style-name="P8"/>
      <text:list xml:id="list130020838985779" text:continue-numbering="true" text:style-name="L6">
        <text:list-item>
          <text:p text:style-name="P16"><text:span text:style-name="T15">S-R5 </text:span><text:span text:style-name="T16">Un responsable ajoute des tours à un poste. (On considère qu'il y a toujours plusieurs tours pour un poste)</text:span></text:p>
        </text:list-item>
      </text:list>
      <text:p text:style-name="P8"/>
      <text:list xml:id="list130020974924255" text:continue-numbering="true" text:style-name="L6">
        <text:list-item>
          <text:p text:style-name="P16"><text:span text:style-name="T15">S-R6 </text:span><text:span text:style-name="T16">Un responsable supprime un tour d'un poste.</text:span></text:p>
        </text:list-item>
      </text:list>
      <text:p text:style-name="P8"/>
      <text:list xml:id="list130020776782037" text:continue-numbering="true" text:style-name="L6">
        <text:list-item>
          <text:p text:style-name="P16"><text:span text:style-name="T15">S-R7 </text:span><text:span text:style-name="T16">Un responsable accepte la candidature d'un volontaire</text:span></text:p>
        </text:list-item>
      </text:list>
      <text:p text:style-name="P8"/>
      <text:list xml:id="list130019516035200" text:continue-numbering="true" text:style-name="L6">
        <text:list-item>
          <text:p text:style-name="P16"><text:span text:style-name="T15">S-R8 </text:span><text:span text:style-name="T16">Un responsable refuse la candidature d'un volontaire</text:span></text:p>
        </text:list-item>
      </text:list>
      <text:p text:style-name="P8"/>
      <text:list xml:id="list130020248583960" text:continue-numbering="true" text:style-name="L6">
        <text:list-item>
          <text:p text:style-name="P16"><text:span text:style-name="T15">S-R9 </text:span><text:span text:style-name="T16">Un responsable sollicite les anciens bénévoles. </text:span></text:p>
          <text:p text:style-name="P16"><text:span text:style-name="T20">Remarque</text:span><text:span text:style-name="T22"> </text:span><text:span text:style-name="T23">: </text:span><text:span text:style-name="T21">Un email est envoyé aux bénévoles des années d'avant pour l'événement en question</text:span><text:span text:style-name="T16">.</text:span></text:p>
        </text:list-item>
      </text:list>
      <text:p text:style-name="P8"/>
      <text:list xml:id="list130019822243985" text:continue-numbering="true" text:style-name="L6">
        <text:list-item>
          <text:p text:style-name="P16"><text:span text:style-name="T15">S-R10 </text:span><text:span text:style-name="T16">Un responsable inscrit un bénévole. (Une personne qui n'a pas internet par exemple).</text:span></text:p>
        </text:list-item>
      </text:list>
      <text:p text:style-name="P8"/>
      <text:list xml:id="list130020025008858" text:continue-numbering="true" text:style-name="L6">
        <text:list-item>
          <text:p text:style-name="P16"><text:span text:style-name="T15">S-R11 </text:span><text:span text:style-name="T16">Un responsable désinscrit un bénévole.</text:span></text:p>
        </text:list-item>
      </text:list>
      <text:p text:style-name="P8"/>
      <text:list xml:id="list130021047220612" text:continue-numbering="true" text:style-name="L6">
        <text:list-item>
          <text:p text:style-name="P16"><text:span text:style-name="T16">Un responsable affecte un bénévole à un (ou plusieurs) tours</text:span></text:p>
        </text:list-item>
      </text:list>
      <text:p text:style-name="P8"/>
      <text:p text:style-name="P10"><text:span text:style-name="T7"><text:tab/><text:tab/><text:tab/><text:tab/><text:tab/><text:tab/></text:span><text:span text:style-name="T4">S-R12a</text:span><text:span text:style-name="T7">Un tours</text:span></text:p>
      <text:p text:style-name="P8"/>
      <text:p text:style-name="P14"><text:span text:style-name="T16"><text:tab/><text:tab/><text:tab/><text:tab/><text:tab/><text:tab/></text:span><text:span text:style-name="T15">S-R12b</text:span><text:span text:style-name="T16">Plusieurs tours</text:span></text:p>
      <text:p text:style-name="P14"><text:span text:style-name="T16"/></text:p>
      <text:list xml:id="list8893581066508331195" text:style-name="L8">
        <text:list-item>
          <text:p text:style-name="P26"><text:span text:style-name="T15">S-R13 </text:span><text:span text:style-name="T16">Un responsable force l'affectation d'un bénévole à un tour.</text:span></text:p>
        </text:list-item>
      </text:list>
      <text:p text:style-name="P10"><text:span text:style-name="T7"><text:tab/><text:tab/></text:span><text:span text:style-name="T29"><text:tab/><text:tab/><text:tab/><text:tab/></text:span><text:span text:style-name="T27">Remarque</text:span><text:span text:style-name="T30"> : </text:span><text:span text:style-name="T29">Un bénévole qui n'a pas internet par exemple</text:span></text:p>
      <text:p text:style-name="P8"/>
      <text:list xml:id="list4036957166287959323" text:style-name="L9">
        <text:list-item>
          <text:p text:style-name="P21"><text:span text:style-name="T16">Un responsable demande à un bénévole de confirmer sa (ses) <text:tab/><text:tab/><text:tab/>affectation(s)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"><text:span text:style-name="T16"><text:s/><text:tab/><text:tab/></text:span><text:span text:style-name="T20">Remarque</text:span><text:span text:style-name="T22"> :</text:span><text:span text:style-name="T21">Cette opération serait automatisée par mail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0"><text:soft-page-break/><text:span text:style-name="T29"><text:tab/><text:tab/><text:tab/><text:tab/></text:span></text:p>
      <text:list xml:id="list1308047954883641360" text:style-name="L10">
        <text:list-item>
          <text:p text:style-name="P23"><text:span text:style-name="T16">Un responsable désinscrit un bénévole à une affection.</text:span></text:p>
        </text:list-item>
      </text:list>
      <text:p text:style-name="P9"/>
      <text:list xml:id="list130019641681922" text:continue-numbering="true" text:style-name="L10">
        <text:list-item>
          <text:p text:style-name="P24"><text:span text:style-name="T16">Un responsable génère des états</text:span></text:p>
        </text:list-item>
      </text:list>
      <text:p text:style-name="P9"/>
      <text:list xml:id="list130019746035793" text:continue-numbering="true" text:style-name="L10">
        <text:list-item>
          <text:p text:style-name="P24"><text:span text:style-name="T16">Un responsable archive un évènement </text:span></text:p>
        </text:list-item>
      </text:list>
      <text:p text:style-name="P8"><text:span text:style-name="T2"><text:tab/><text:tab/><text:tab/><text:tab/></text:span></text:p>
      <text:p text:style-name="P3"><text:span text:style-name="T6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10T10:15:32.046549340</meta:creation-date>
    <dc:date>2015-04-10T13:00:19.178659486</dc:date>
    <dc:creator>oparihack </dc:creator>
    <meta:editing-duration>PT22M1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4" meta:paragraph-count="43" meta:word-count="339" meta:character-count="2186" meta:non-whitespace-character-count="1845"/>
  </office:meta>
</office:document-meta>
</file>